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Gabriola" svg:font-family="Gabriola" style:font-family-generic="decorative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 Nova Cond" svg:font-family="'Arial Nova Con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 Nova Cond"/>
    </style:style>
    <style:style style:name="P2" style:family="paragraph" style:parent-style-name="Title">
      <style:text-properties style:font-name="Gabriola" fo:font-size="26pt" officeooo:rsid="001c6466" officeooo:paragraph-rsid="001c6466" style:font-size-asian="26pt" style:font-size-complex="26pt"/>
    </style:style>
    <style:style style:name="P3" style:family="paragraph" style:parent-style-name="Text_20_body">
      <style:paragraph-properties fo:margin-top="0.201cm" fo:margin-bottom="0.448cm" style:contextual-spacing="false" fo:break-before="page"/>
      <style:text-properties style:font-name="Caladea" officeooo:paragraph-rsid="00237ad3"/>
    </style:style>
    <style:style style:name="P4" style:family="paragraph" style:parent-style-name="Text_20_body" style:list-style-name="L1">
      <style:text-properties style:font-name="Caladea" officeooo:rsid="001c6466" officeooo:paragraph-rsid="001c6466"/>
    </style:style>
    <style:style style:name="P5" style:family="paragraph" style:parent-style-name="Text_20_body" style:list-style-name="L2">
      <style:text-properties style:font-name="Caladea" officeooo:rsid="001de050" officeooo:paragraph-rsid="001de050"/>
    </style:style>
    <style:style style:name="P6" style:family="paragraph" style:parent-style-name="Text_20_body" style:list-style-name="L3">
      <style:text-properties style:font-name="Caladea" officeooo:rsid="001fc37c" officeooo:paragraph-rsid="001fc37c"/>
    </style:style>
    <style:style style:name="P7" style:family="paragraph" style:parent-style-name="Text_20_body" style:list-style-name="L4">
      <style:text-properties style:font-name="Caladea" officeooo:rsid="001fc37c" officeooo:paragraph-rsid="001fc37c"/>
    </style:style>
    <style:style style:name="P8" style:family="paragraph" style:parent-style-name="Text_20_body" style:list-style-name="L3">
      <style:text-properties style:font-name="Caladea" officeooo:paragraph-rsid="00237ad3"/>
    </style:style>
    <style:style style:name="P9" style:family="paragraph" style:parent-style-name="Text_20_body" style:list-style-name="L5">
      <style:text-properties style:font-name="Caladea" officeooo:rsid="00218609" officeooo:paragraph-rsid="00218609"/>
    </style:style>
    <style:style style:name="P10" style:family="paragraph" style:parent-style-name="Text_20_body">
      <style:paragraph-properties fo:line-height="115%"/>
      <style:text-properties style:font-name="Caladea" officeooo:paragraph-rsid="00218609"/>
    </style:style>
    <style:style style:name="P11" style:family="paragraph" style:parent-style-name="Text_20_body" style:list-style-name="L6">
      <style:paragraph-properties fo:line-height="115%"/>
      <style:text-properties style:font-name="Caladea" officeooo:rsid="0025145b" officeooo:paragraph-rsid="0025145b"/>
    </style:style>
    <style:style style:name="P12" style:family="paragraph" style:parent-style-name="Text_20_body" style:list-style-name="L6">
      <style:paragraph-properties fo:line-height="115%"/>
      <style:text-properties style:use-window-font-color="true" loext:opacity="0%" style:font-name="Caladea" officeooo:rsid="00267764" officeooo:paragraph-rsid="00267764"/>
    </style:style>
    <style:style style:name="P13" style:family="paragraph" style:parent-style-name="Text_20_body">
      <style:paragraph-properties fo:line-height="115%"/>
      <style:text-properties style:use-window-font-color="true" loext:opacity="0%" style:font-name="Caladea" officeooo:rsid="00267764" officeooo:paragraph-rsid="00267764"/>
    </style:style>
    <style:style style:name="P14" style:family="paragraph" style:parent-style-name="Text_20_body" style:list-style-name="L6">
      <style:paragraph-properties fo:line-height="115%"/>
      <style:text-properties style:use-window-font-color="true" loext:opacity="0%" style:font-name="Caladea" officeooo:rsid="0026ddfd" officeooo:paragraph-rsid="0026ddfd"/>
    </style:style>
    <style:style style:name="P15" style:family="paragraph" style:parent-style-name="Text_20_body">
      <style:paragraph-properties fo:line-height="115%"/>
      <style:text-properties style:font-name="Arial Nova Cond" officeooo:rsid="00218609" officeooo:paragraph-rsid="00218609"/>
    </style:style>
    <style:style style:name="P16" style:family="paragraph" style:parent-style-name="Text_20_body" style:list-style-name="L3">
      <style:paragraph-properties fo:margin-top="0.201cm" fo:margin-bottom="0.448cm" style:contextual-spacing="false"/>
      <style:text-properties style:font-name="Caladea" officeooo:paragraph-rsid="00237ad3"/>
    </style:style>
    <style:style style:name="T1" style:family="text">
      <style:text-properties officeooo:rsid="00218609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218609"/>
    </style:style>
    <style:style style:name="T4" style:family="text">
      <style:text-properties fo:color="#ff0000" loext:opacity="100%" officeooo:rsid="0024757a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6dd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es Unidad 1: Derecho laboral</text:p>
      <text:p text:style-name="P1"/>
      <text:list xml:id="list3403852590" text:style-name="L1">
        <text:list-item>
          <text:p text:style-name="P4">Responde:</text:p>
          <text:list>
            <text:list-item>
              <text:p text:style-name="P4">En caso de insolvencia del empresario, qué organismo puede abonar al trabajador los salarios pendientes de pago? <text:span text:style-name="T2">R:</text:span> El organismo FOGASA, (Fondo de Garantía Social), adscrita a la Secretaría General de Empleo.</text:p>
            </text:list-item>
            <text:list-item>
              <text:p text:style-name="P4">Señala las principales funciones de la Inspección de Trabajo. R: funciones: pueden entrar en cualquier momento y sin preaviso, de manera libre, puede realizar cualquier diligencia de investigación o prueba si es necesario, tomar muestras de sustancias, fotografías…</text:p>
            </text:list-item>
          </text:list>
        </text:list-item>
        <text:list-item>
          <text:p text:style-name="P4">¿Qué características debe tener una relación de trabajo para ser regulada por el Derecho Laboral? <text:span text:style-name="T4">R:</text:span></text:p>
        </text:list-item>
      </text:list>
      <text:list xml:id="list1986259668" text:style-name="L2">
        <text:list-item>
          <text:p text:style-name="P5">Personal: el trabajo debe ser realizado por el propio trabajador y no por otra persona.</text:p>
        </text:list-item>
        <text:list-item>
          <text:p text:style-name="P5">Voluntariado: el trabajador firma libremente</text:p>
        </text:list-item>
        <text:list-item>
          <text:p text:style-name="P5">Trabajo por cuenta ajena: los resultados del trabajador no son propios, sino que son del empresario.</text:p>
        </text:list-item>
        <text:list-item>
          <text:p text:style-name="P5">Trabajo dependiente: sólo ocupa del trabajo bajo el mando del empresario.</text:p>
        </text:list-item>
        <text:list-item>
          <text:p text:style-name="P5">Trabajo retribuido o productivo: el trabajador presta sus servicios a cambio de una retribución, el salario.</text:p>
        </text:list-item>
      </text:list>
      <text:list xml:id="list2862468098" text:style-name="L3">
        <text:list-item>
          <text:p text:style-name="P6">Señala las tres libertades que proclama la Unión Europea y pon un ejemplo de cada una. <text:span text:style-name="T4">R:</text:span></text:p>
        </text:list-item>
      </text:list>
      <text:list xml:id="list3613666008" text:style-name="L4">
        <text:list-item>
          <text:list>
            <text:list-item>
              <text:p text:style-name="P7">Libertad de circulación de trabajadores</text:p>
            </text:list-item>
            <text:list-item>
              <text:p text:style-name="P7">Libertad de prestación de servicios</text:p>
            </text:list-item>
            <text:list-item>
              <text:p text:style-name="P7">Libertad de establecimiento.</text:p>
            </text:list-item>
          </text:list>
        </text:list-item>
      </text:list>
      <text:list xml:id="list155634028397169" text:continue-list="list2862468098" text:style-name="L3">
        <text:list-item>
          <text:p text:style-name="P8"><text:span text:style-name="T1">¿Qué es la jurisprudencia? ¿Qué Tribunal la emite? </text:span><text:span text:style-name="T3">R:</text:span><text:span text:style-name="T1"> </text:span>es un conjunto de decisiones y sentencias emitidas que crean una pauta para solucionar problemas jurídicos semejantes. <text:span text:style-name="T1">La emite el Tribunal Supremo.</text:span></text:p>
        </text:list-item>
      </text:list>
      <text:p text:style-name="P3"/>
      <text:list xml:id="list155633940737193" text:continue-numbering="true" text:style-name="L3">
        <text:list-item>
          <text:p text:style-name="P16"><text:span text:style-name="T1">Señala cinco derechos de los trabajadores recogidos en la Constitución Española. </text:span><text:span text:style-name="T4">R:</text:span> </text:p>
        </text:list-item>
      </text:list>
      <text:list xml:id="list3086558826" text:style-name="L5">
        <text:list-item>
          <text:list>
            <text:list-item>
              <text:p text:style-name="P9">Derecho al trabajo y libre de profesión u oficio.</text:p>
            </text:list-item>
            <text:list-item>
              <text:p text:style-name="P9">Negociación colectiva.</text:p>
            </text:list-item>
            <text:list-item>
              <text:p text:style-name="P9">Derecho a la huelga</text:p>
            </text:list-item>
            <text:list-item>
              <text:p text:style-name="P9">Adopción de medidas de conflicto colectivo.</text:p>
            </text:list-item>
            <text:list-item>
              <text:p text:style-name="P9">Derecho de participación en la empresa.</text:p>
            </text:list-item>
          </text:list>
        </text:list-item>
      </text:list>
      <text:p text:style-name="P10"/>
      <text:list xml:id="list1708586656" text:style-name="L6">
        <text:list-item>
          <text:p text:style-name="P11">Explica qué significa el deber de no concurrir con la actividad de la empresa y pon un ejemplo. <text:span text:style-name="T2">R: </text:span><text:span text:style-name="T5">lo explicaré con el siguiente ejemplo; un trabajador del sector de la hostelería y restauración (que trabaja en un restaurante) prestando sus servicios <text:s/>no puede realizar exactamente ese mismo servicio en otra empresa del mismo sector, ni siendo autónomo. </text:span><text:span text:style-name="T6">Lo que sí puede hacer</text:span><text:span text:style-name="T5"> es trabajar en un restaurante y, en su tiempo que tenga, dedicarse a ser un monitor de campamento, siguiendo ese ejemplo.</text:span></text:p>
        </text:list-item>
        <text:list-item>
          <text:p text:style-name="P11"><text:span text:style-name="T5">Señala el orden jerárquico, de mayor a menor rango, de las siguientes fuentes del Derecho: </text:span><text:span text:style-name="T2">R:</text:span></text:p>
          <text:list>
            <text:list-item>
              <text:p text:style-name="P12">La constitución Española de 6 de diciembre de 1978.</text:p>
            </text:list-item>
            <text:list-item>
              <text:p text:style-name="P12">Directiva 89/391 de Seguridad de la Unión Europea.</text:p>
            </text:list-item>
            <text:list-item>
              <text:p text:style-name="P12">Real Decreto Legislativo de 1/1995, de 24 de marzo por el que se aprueba el Texto Refundido de la Ley del Estatuto de los Trabajadores.</text:p>
            </text:list-item>
            <text:list-item>
              <text:p text:style-name="P12">Convenio nº35 celebrado con la Organización Internacional del Trabajo.</text:p>
            </text:list-item>
            <text:list-item>
              <text:p text:style-name="P12">Convenio Colectivo de Siderometalurgia.</text:p>
            </text:list-item>
            <text:list-item>
              <text:p text:style-name="P12">Contrato de trabajo.</text:p>
            </text:list-item>
          </text:list>
        </text:list-item>
      </text:list>
      <text:p text:style-name="P13"/>
      <text:list xml:id="list155634346577063" text:continue-numbering="true" text:style-name="L6">
        <text:list-item>
          <text:p text:style-name="P12">Indica si se trata de una relación laboral, relación especial o relación excluida del Derecho Laboral:</text:p>
          <text:list>
            <text:list-item>
              <text:p text:style-name="P12">Miguel es un agente comercial y asume el riesgo de todas las operaciones mercantiles. <text:span text:style-name="T7">Es una relación excluida</text:span></text:p>
            </text:list-item>
            <text:list-item>
              <text:p text:style-name="P14">Jaime trabaja de mensajero para una empresa de distribución alimenticia. Relación laboral – trabajo por cuenta ajena.</text:p>
            </text:list-item>
            <text:list-item>
              <text:p text:style-name="P14">María, oficial de laboratorio, tiene un contrato de trabajo temporal con una empresa farmacéutica</text:p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Gabriola" svg:font-family="Gabriola" style:font-family-generic="decorative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 Nova Cond" svg:font-family="'Arial Nova Con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4:54:07.157000000</meta:creation-date>
    <dc:date>2021-09-28T15:56:27.589000000</dc:date>
    <meta:editing-duration>PT20M39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3" meta:word-count="509" meta:character-count="3113" meta:non-whitespace-character-count="2666"/>
  </office:meta>
</office:document-meta>
</file>